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1pt" fo:font-weight="normal" officeooo:rsid="000b0f8c" officeooo:paragraph-rsid="001fea51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1pt" fo:font-weight="normal" officeooo:rsid="00051371" officeooo:paragraph-rsid="001fea51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1fea5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1fea5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4586" fo:font-size="12pt" fo:font-weight="normal" officeooo:rsid="000bf72f" officeooo:paragraph-rsid="001fea5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1fea5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1fea51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fo:font-size="11pt" fo:font-weight="normal" officeooo:rsid="001fea51" officeooo:paragraph-rsid="001fea51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fo:font-size="11pt" fo:font-weight="normal" officeooo:rsid="000ce0a7" officeooo:paragraph-rsid="001fea51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22b0f2"/>
    </style:style>
    <style:style style:name="T1" style:family="text">
      <style:text-properties style:text-position="super 58%"/>
    </style:style>
    <style:style style:name="T2" style:family="text">
      <style:text-properties officeooo:rsid="001fea51"/>
    </style:style>
    <style:style style:name="T3" style:family="text">
      <style:text-properties style:font-size-asian="11pt"/>
    </style:style>
    <style:style style:name="T4" style:family="text">
      <style:text-properties officeooo:rsid="001fea51" style:font-size-asian="11pt"/>
    </style:style>
    <style:style style:name="T5" style:family="text">
      <style:text-properties officeooo:rsid="0021ab69"/>
    </style:style>
    <style:style style:name="T6" style:family="text">
      <style:text-properties fo:color="#000000" fo:font-size="11pt" fo:font-weight="normal" officeooo:rsid="0021ab69" style:font-size-asian="9.60000038146973pt" style:font-weight-asian="normal" style:font-size-complex="11pt" style:font-weight-complex="normal"/>
    </style:style>
    <style:style style:name="T7" style:family="text">
      <style:text-properties fo:color="#000000" fo:font-size="11pt" fo:font-weight="normal" officeooo:rsid="001fea51" style:font-size-asian="9.60000038146973pt" style:font-weight-asian="normal" style:font-size-complex="11pt" style:font-weight-complex="normal"/>
    </style:style>
    <style:style style:name="T8" style:family="text">
      <style:text-properties fo:color="#000000" fo:font-size="11pt" fo:font-weight="normal" officeooo:rsid="0022b0f2" style:font-size-asian="9.60000038146973pt" style:font-weight-asian="normal" style:font-size-complex="11pt" style:font-weight-complex="normal"/>
    </style:style>
    <style:style style:name="T9" style:family="text">
      <style:text-properties fo:color="#000000" fo:font-size="11pt" fo:font-weight="normal" officeooo:rsid="0024574d" style:font-size-asian="9.60000038146973pt" style:font-weight-asian="normal" style:font-size-complex="11pt" style:font-weight-complex="normal"/>
    </style:style>
    <style:style style:name="T10" style:family="text">
      <style:text-properties officeooo:rsid="0022b0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ekly Report(Up until <text:span text:style-name="T2">13th</text:span><text:span text:style-name="T1">th</text:span> August, 2015)</text:p>
      <text:p text:style-name="P4">Anirudh Tiwari</text:p>
      <text:p text:style-name="P4"/>
      <text:p text:style-name="P4"/>
      <text:p text:style-name="P6">Work Done</text:p>
      <text:p text:style-name="P2">Analyzed the <text:span text:style-name="T2">results of k-means on two domain proteins and compared it with the CATH database.</text:span></text:p>
      <text:p text:style-name="P2"/>
      <text:p text:style-name="P7">Results</text:p>
      <text:list xml:id="list321275225243307816" text:style-name="L2">
        <text:list-item>
          <text:p text:style-name="P10"><text:span text:style-name="T6">Most of the </text:span><text:span text:style-name="T7">contiguous proteins matched exactly with the CATH database, </text:span><text:span text:style-name="T6">while some of them showed an error of 5-10 residues at the boundary points. </text:span></text:p>
        </text:list-item>
        <text:list-item>
          <text:p text:style-name="P10"><text:span text:style-name="T6">Similarly, the non-contiguous</text:span><text:span text:style-name="T7"> showed some error with </text:span><text:span text:style-name="T6">1</text:span><text:span text:style-name="T7">0-</text:span><text:span text:style-name="T8">15</text:span><text:span text:style-name="T7"> residues being present in the wrong domain</text:span><text:span text:style-name="T6">(at the boundary)</text:span><text:span text:style-name="T7">. </text:span></text:p>
        </text:list-item>
        <text:list-item>
          <text:p text:style-name="P10"><text:span text:style-name="T6">Both, the contiguous as well as the non-contiguous proteins had some scattered patches</text:span><text:span text:style-name="T8">(non-boundary)</text:span><text:span text:style-name="T6"> of residues(5-20) in the wrong domain.</text:span></text:p>
        </text:list-item>
        <text:list-item>
          <text:p text:style-name="P10"><text:span text:style-name="T7"><text:s/>Also, there were some proteins which didn't match with CATH output at all. </text:span></text:p>
        </text:list-item>
      </text:list>
      <text:p text:style-name="P1"/>
      <text:p text:style-name="P5">Next Steps</text:p>
      <text:list xml:id="list7918266240137509836" text:style-name="L1">
        <text:list-item>
          <text:p text:style-name="P8">Improve the k-means algorithm by making slight adjustments to absorb scattered patches of residues into their corresponding domains, <text:span text:style-name="T10">also figure out if something can be done to ensure that the boundary points are identified correctly.</text:span></text:p>
        </text:list-item>
        <text:list-item>
          <text:p text:style-name="P9"><text:span text:style-name="T3">Once the validity of k-means is established, figure out a way to find the k to be given as an input by establishing some correlation with energy, length and radius of gyration of a prote</text:span><text:span text:style-name="T4">i</text:span><text:span text:style-name="T3">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h Tiwari</meta:initial-creator>
    <meta:creation-date>2015-08-13T23:32:40.332765657</meta:creation-date>
    <dc:date>2015-08-14T00:03:48.504173023</dc:date>
    <dc:creator>Anirudh Tiwari</dc:creator>
    <meta:editing-duration>PT8M27S</meta:editing-duration>
    <meta:editing-cycles>4</meta:editing-cycles>
    <meta:generator>LibreOffice/4.2.8.2$Linux_X86_64 LibreOffice_project/420$Build-2</meta:generator>
    <meta:document-statistic meta:table-count="0" meta:image-count="0" meta:object-count="0" meta:page-count="1" meta:paragraph-count="12" meta:word-count="179" meta:character-count="1096" meta:non-whitespace-character-count="930"/>
  </office:meta>
</office:document-meta>
</file>